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389FE941.png"/>
  <manifest:file-entry manifest:media-type="image/png" manifest:full-path="Pictures/10000000000004000000030046629243.png"/>
  <manifest:file-entry manifest:media-type="image/png" manifest:full-path="Pictures/1000000000000400000003007A2297FA.png"/>
  <manifest:file-entry manifest:media-type="image/png" manifest:full-path="Pictures/100000000000040000000300DA3AB85C.png"/>
  <manifest:file-entry manifest:media-type="image/png" manifest:full-path="Pictures/100000000000040000000300EF0266E3.png"/>
  <manifest:file-entry manifest:media-type="image/png" manifest:full-path="Pictures/100000000000040000000300649B12EF.png"/>
  <manifest:file-entry manifest:media-type="image/png" manifest:full-path="Pictures/100000000000040000000300D35307AE.png"/>
  <manifest:file-entry manifest:media-type="image/png" manifest:full-path="Pictures/1000000000000400000003001A3ED3BC.png"/>
  <manifest:file-entry manifest:media-type="image/png" manifest:full-path="Pictures/100000000000040000000300361E565B.png"/>
  <manifest:file-entry manifest:media-type="image/png" manifest:full-path="Pictures/100000000000040000000300FD00BC7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ther implementation</text:p>
      <text:p text:style-name="Standard"/>
      <text:p text:style-name="Standard"><draw:frame draw:style-name="fr1" draw:name="graphics1" text:anchor-type="as-char" svg:width="11.691cm" svg:height="8.86cm" draw:z-index="0"><draw:image xlink:href="Pictures/100000000000040000000300361E565B.png" xlink:type="simple" xlink:show="embed" xlink:actuate="onLoad"/></draw:frame></text:p>
      <text:p text:style-name="Standard"/>
      <text:p text:style-name="Standard"/>
      <text:p text:style-name="Standard"><draw:frame draw:style-name="fr1" draw:name="graphics2" text:anchor-type="as-char" svg:width="11.721cm" svg:height="9.058cm" draw:z-index="1"><draw:image xlink:href="Pictures/100000000000040000000300649B12EF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draw:frame draw:style-name="fr2" draw:name="graphics3" text:anchor-type="as-char" svg:width="13.843cm" svg:height="10.423cm" draw:z-index="2"><draw:image xlink:href="Pictures/10000000000004000000030046629243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4" text:anchor-type="as-char" svg:width="12.841cm" svg:height="9.652cm" draw:z-index="3"><draw:image xlink:href="Pictures/1000000000000400000003001A3ED3BC.png" xlink:type="simple" xlink:show="embed" xlink:actuate="onLoad"/></draw:frame></text:p>
      <text:p text:style-name="Standard"/>
      <text:p text:style-name="Standard"/>
      <text:p text:style-name="Standard"><text:soft-page-break/><draw:frame draw:style-name="fr2" draw:name="graphics5" text:anchor-type="as-char" svg:width="13.843cm" svg:height="10.382cm" draw:z-index="4"><draw:image xlink:href="Pictures/1000000000000400000003007A2297FA.png" xlink:type="simple" xlink:show="embed" xlink:actuate="onLoad"/></draw:frame></text:p>
      <text:p text:style-name="Standard"/>
      <text:p text:style-name="Standard"/>
      <text:p text:style-name="Standard"><draw:frame draw:style-name="fr2" draw:name="graphics6" text:anchor-type="as-char" svg:width="13.843cm" svg:height="10.382cm" draw:z-index="5"><draw:image xlink:href="Pictures/100000000000040000000300FD00BC76.png" xlink:type="simple" xlink:show="embed" xlink:actuate="onLoad"/></draw:frame></text:p>
      <text:p text:style-name="Standard"/>
      <text:p text:style-name="Standard"/>
      <text:p text:style-name="Standard"><text:soft-page-break/><draw:frame draw:style-name="fr2" draw:name="graphics7" text:anchor-type="as-char" svg:width="14.169cm" svg:height="10.668cm" draw:z-index="6"><draw:image xlink:href="Pictures/100000000000040000000300389FE94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graphics8" text:anchor-type="as-char" svg:width="14.494cm" svg:height="10.911cm" draw:z-index="7"><draw:image xlink:href="Pictures/100000000000040000000300D35307AE.png" xlink:type="simple" xlink:show="embed" xlink:actuate="onLoad"/></draw:frame></text:p>
      <text:p text:style-name="Standard"/>
      <text:p text:style-name="Standard"/>
      <text:p text:style-name="Standard"><text:soft-page-break/><draw:frame draw:style-name="fr2" draw:name="graphics9" text:anchor-type="as-char" svg:width="13.843cm" svg:height="10.403cm" draw:z-index="8"><draw:image xlink:href="Pictures/100000000000040000000300EF0266E3.png" xlink:type="simple" xlink:show="embed" xlink:actuate="onLoad"/></draw:frame></text:p>
      <text:p text:style-name="Standard"/>
      <text:p text:style-name="Standard"/>
      <text:p text:style-name="Standard"><draw:frame draw:style-name="fr2" draw:name="graphics10" text:anchor-type="as-char" svg:width="13.843cm" svg:height="10.382cm" draw:z-index="9"><draw:image xlink:href="Pictures/100000000000040000000300DA3AB85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ther implementation</dc:title>
    <meta:initial-creator>Tomlinscote School</meta:initial-creator>
    <meta:creation-date>2010-05-21T15:13:00</meta:creation-date>
    <dc:creator>Isabell Long</dc:creator>
    <dc:date>2010-05-24T22:01:59</dc:date>
    <meta:editing-cycles>1</meta:editing-cycles>
    <meta:editing-duration>PT00H22M00S</meta:editing-duration>
    <meta:document-statistic meta:table-count="0" meta:image-count="10" meta:object-count="0" meta:page-count="5" meta:paragraph-count="11" meta:word-count="2" meta:character-count="30"/>
    <meta:generator>OpenOffice.org/3.2$Linux OpenOffice.org_project/320m12$Build-9483</meta:generator>
    <meta:user-defined meta:name="Info 1"/>
    <meta:user-defined meta:name="Info 2"/>
    <meta:user-defined meta:name="Info 3"/>
    <meta:user-defined meta:name="Info 4"/>
  </office:meta>
</office:document-meta>
</file>